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b29" officeooo:paragraph-rsid="00036b29"/>
    </style:style>
    <style:style style:name="P2" style:family="paragraph" style:parent-style-name="Standard">
      <style:text-properties officeooo:rsid="00051649" officeooo:paragraph-rsid="00051649"/>
    </style:style>
    <style:style style:name="P3" style:family="paragraph" style:parent-style-name="Standard">
      <style:text-properties officeooo:rsid="00057f72" officeooo:paragraph-rsid="00057f72" fo:background-color="#fff200"/>
    </style:style>
    <style:style style:name="T1" style:family="text">
      <style:text-properties officeooo:rsid="00051649"/>
    </style:style>
    <style:style style:name="T2" style:family="text">
      <style:text-properties officeooo:rsid="00057f72"/>
    </style:style>
    <style:style style:name="T3" style:family="text">
      <style:text-properties officeooo:rsid="00051649" fo:background-color="#fff200" loext:char-shading-value="0"/>
    </style:style>
    <style:style style:name="T4" style:family="text">
      <style:text-properties officeooo:rsid="00051649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ce we thoroughly understand Scala collections we should be fine t<text:span text:style-name="T1">o start working with Spark. </text:span><text:s/></text:p>
      <text:p text:style-name="P1"/>
      <text:p text:style-name="P1">To accomplish this I think we should <text:span text:style-name="T1">read the following:</text:span></text:p>
      <text:p text:style-name="P1"/>
      <text:p text:style-name="P1">1. chapter 10 <text:span text:style-name="T1">(Composition and Inheritance) </text:span>,<text:span text:style-name="T1">chapter </text:span>11 <text:span text:style-name="T1">(Scala’s Hierarchy) </text:span>, <text:span text:style-name="T1">chapter </text:span>12 <text:span text:style-name="T1">(Traits)</text:span> </text:p>
      <text:p text:style-name="P1">2. <text:span text:style-name="T1">chapter 16 (Working with Lists), chapter 17 (Working with Other Collections), </text:span><text:span text:style-name="T4">chapter 24 (Collections in Depth)</text:span></text:p>
      <text:p text:style-name="P2"/>
      <text:p text:style-name="P2"/>
      <text:p text:style-name="P2">chapters 10-12 will teach us about object oriented programming, and how it’s done in Scala. </text:p>
      <text:p text:style-name="P2">Chapters 16-17, <text:span text:style-name="T2">24</text:span> will teach us what we really care about, collections, but we <text:span text:style-name="T2">might get lost if we jump right in. </text:span></text:p>
      <text:p text:style-name="P2"/>
      <text:p text:style-name="P2"/>
      <text:p text:style-name="P3">optiona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1:00:13.462849580</meta:creation-date>
    <dc:date>2019-05-01T21:54:37.316464646</dc:date>
    <meta:editing-duration>PT3M13S</meta:editing-duration>
    <meta:editing-cycles>1</meta:editing-cycles>
    <meta:document-statistic meta:table-count="0" meta:image-count="0" meta:object-count="0" meta:page-count="1" meta:paragraph-count="7" meta:word-count="94" meta:character-count="581" meta:non-whitespace-character-count="489"/>
    <meta:generator>LibreOffice/6.0.7.3$Linux_X86_64 LibreOffice_project/00m0$Build-3</meta:generator>
  </office:meta>
</office:document-meta>
</file>